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3"/>
      <text:p text:style-name="P7"/>
      <text:p text:style-name="P8"/>
      <text:p text:style-name="P9">Teatro Nacional Cervantes</text:p>
      <text:p text:style-name="P9">Listado de ingreso a stock</text:p>
      <text:p text:style-name="P4"/>
      <text:p text:style-name="P6"><text:span text:style-name="T1">Fecha</text:span><text:span text:style-name="T3">: [FECHA]</text:span></text:p>
      <text:p text:style-name="P5"/>
      <text:p text:style-name="P5"><text:span text:style-name="T2">Deposito</text:span><text:span text:style-name="T1">:</text:span><text:span text:style-name="T3"> </text:span><text:span text:style-name="T4">Suministro</text:span></text:p>
      <text:p text:style-name="P2"/>
      <text:p text:style-name="P2">Bienes de consumo</text:p>
      <text:p text:style-name="P10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1">Doc ppal</text:p>
          </table:table-cell>
          <table:table-cell table:style-name="TABLA_5f_ITEM_5f_STOCK.A1" office:value-type="string">
            <text:p text:style-name="P11">Recepcion</text:p>
          </table:table-cell>
          <table:table-cell table:style-name="TABLA_5f_ITEM_5f_STOCK.A1" office:value-type="string">
            <text:p text:style-name="P11">codigo</text:p>
          </table:table-cell>
          <table:table-cell table:style-name="TABLA_5f_ITEM_5f_STOCK.A1" office:value-type="string">
            <text:p text:style-name="P11">Nombre</text:p>
          </table:table-cell>
          <table:table-cell table:style-name="TABLA_5f_ITEM_5f_STOCK.A1" office:value-type="string">
            <text:p text:style-name="P11">Cantidad</text:p>
          </table:table-cell>
          <table:table-cell table:style-name="TABLA_5f_ITEM_5f_STOCK.A1" office:value-type="string">
            <text:p text:style-name="P11">Costo</text:p>
          </table:table-cell>
          <table:table-cell table:style-name="TABLA_5f_ITEM_5f_STOCK.G1" office:value-type="string">
            <text:p text:style-name="P11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[NUMERO_DOC_PPAL]</text:p>
          </table:table-cell>
          <table:table-cell table:style-name="TABLA_5f_ITEM_5f_STOCK.A2" office:value-type="string">
            <text:p text:style-name="P12">[NUMERO_RECECPCION]</text:p>
          </table:table-cell>
          <table:table-cell table:style-name="TABLA_5f_ITEM_5f_STOCK.A2" office:value-type="string">
            <text:p text:style-name="P12">[CODIGO]</text:p>
          </table:table-cell>
          <table:table-cell table:style-name="TABLA_5f_ITEM_5f_STOCK.A2" office:value-type="string">
            <text:p text:style-name="P12">[NOMBRE]</text:p>
          </table:table-cell>
          <table:table-cell table:style-name="TABLA_5f_ITEM_5f_STOCK.A2" office:value-type="string">
            <text:p text:style-name="P12">[CANTIDAD]</text:p>
          </table:table-cell>
          <table:table-cell table:style-name="TABLA_5f_ITEM_5f_STOCK.A2" office:value-type="string">
            <text:p text:style-name="P12">[COSTO]</text:p>
          </table:table-cell>
          <table:table-cell table:style-name="TABLA_5f_ITEM_5f_STOCK.G2" office:value-type="string">
            <text:p text:style-name="P12">[TOTAL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0.0957in" svg:y="-0.2709in" svg:width="1.5937in" svg:height="0.5728in" draw:z-index="0"><draw:image xlink:href="Pictures/100000000000009900000037889E8FA8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8:25:43.816962289</dc:date>
    <meta:generator>LibreOffice/4.2.7.2$Linux_x86 LibreOffice_project/420m0$Build-2</meta:generator>
    <meta:editing-duration>PT1M26S</meta:editing-duration>
    <meta:editing-cycles>9</meta:editing-cycles>
    <meta:document-statistic meta:table-count="1" meta:image-count="1" meta:object-count="0" meta:page-count="1" meta:paragraph-count="19" meta:word-count="30" meta:character-count="225" meta:non-whitespace-character-count="214"/>
  </office:meta>
</office:document-meta>
</file>